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ff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ff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496cm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>
      <style:graphic-properties draw:stroke="none" draw:fill="none" fo:min-height="0.395cm"/>
    </style:style>
    <style:style style:name="gr2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496cm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495cm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495cm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495cm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496cm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496cm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>
      <style:graphic-properties draw:stroke="none" draw:fill="none" fo:min-height="0.789cm"/>
    </style:style>
    <style:style style:name="gr2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ff33" draw:textarea-horizontal-align="justify" draw:textarea-vertical-align="middle" draw:auto-grow-height="false" fo:min-height="0.202cm" fo:min-width="0.495cm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495cm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cc" draw:textarea-horizontal-align="justify" draw:textarea-vertical-align="middle" draw:auto-grow-height="false" fo:min-height="0.202cm" fo:min-width="0.497cm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497cm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495cm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497cm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497cm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ff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ff33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99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47af85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cc9999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66ff99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9966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cc99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9467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66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cc99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P18" style:family="paragraph">
      <loext:graphic-properties draw:fill="solid" draw:fill-color="#9966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6699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6699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47af85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99ff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47af85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solid" draw:fill-color="#cc99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P29" style:family="paragraph">
      <loext:graphic-properties draw:fill="solid" draw:fill-color="#ff9467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P30" style:family="paragraph">
      <loext:graphic-properties draw:fill="solid" draw:fill-color="#cc9999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99ff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6699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66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9966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66ff99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2" draw:layer="layout" svg:width="1.1cm" svg:height="0.5cm" svg:x="10.598cm" svg:y="1.554cm">
            <text:p text:style-name="P1"><text:span text:style-name="T1">3.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1cm" svg:height="0.5cm" svg:x="12.799cm" svg:y="1.554cm">
            <text:p text:style-name="P1"><text:span text:style-name="T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4cm" svg:height="0.4cm" svg:x="11.798cm" svg:y="1.604cm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299cm" svg:y="1.604cm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7" draw:id="id67">
          <draw:custom-shape draw:style-name="gr5" draw:text-style-name="P4" draw:layer="layout" svg:width="1.1cm" svg:height="0.5cm" svg:x="10.602cm" svg:y="8.76cm">
            <text:p text:style-name="P1"><text:span text:style-name="T3">#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1cm" svg:height="0.5cm" svg:x="12.803cm" svg:y="8.76cm">
            <text:p text:style-name="P1"><text:span text:style-name="T3">#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4cm" svg:height="0.4cm" svg:x="11.802cm" svg:y="8.81cm">
            <text:p text:style-name="P1"><text:span text:style-name="T2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0.4cm" svg:height="0.4cm" svg:x="12.303cm" svg:y="8.81cm">
            <text:p text:style-name="P1"><text:span text:style-name="T2">2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5" draw:layer="layout" svg:width="1.408cm" svg:height="0.5cm" svg:x="14.399cm" svg:y="1cm">
            <text:p text:style-name="P1"><text:span text:style-name="T3">Alt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1.409cm" svg:height="0.5cm" svg:x="15.937cm" svg:y="1cm">
            <text:p text:style-name="P1"><text:span text:style-name="T3">Alt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5" draw:layer="layout" svg:width="1.408cm" svg:height="0.5cm" svg:x="17.474cm" svg:y="1cm">
            <text:p text:style-name="P1"><text:span text:style-name="T3">Alt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layout" svg:width="1.409cm" svg:height="0.5cm" svg:x="19.011cm" svg:y="1cm">
            <text:p text:style-name="P1"><text:span text:style-name="T3">Alt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5" draw:layer="layout" svg:width="1.408cm" svg:height="0.5cm" svg:x="20.55cm" svg:y="1cm">
            <text:p text:style-name="P1"><text:span text:style-name="T3">Alt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5" draw:layer="layout" svg:width="1.408cm" svg:height="0.5cm" svg:x="22.088cm" svg:y="1cm">
            <text:p text:style-name="P1"><text:span text:style-name="T3">Alt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1.408cm" svg:height="0.5cm" svg:x="1cm" svg:y="1cm">
            <text:p text:style-name="P1"><text:span text:style-name="T3">Alt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5" draw:layer="layout" svg:width="1.409cm" svg:height="0.5cm" svg:x="2.538cm" svg:y="1cm">
            <text:p text:style-name="P1"><text:span text:style-name="T3">Alt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5" draw:layer="layout" svg:width="1.408cm" svg:height="0.5cm" svg:x="4.075cm" svg:y="1cm">
            <text:p text:style-name="P1"><text:span text:style-name="T3">Alt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5" draw:layer="layout" svg:width="1.409cm" svg:height="0.5cm" svg:x="5.612cm" svg:y="1cm">
            <text:p text:style-name="P1"><text:span text:style-name="T3">Alt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5" draw:layer="layout" svg:width="1.408cm" svg:height="0.5cm" svg:x="7.151cm" svg:y="1cm">
            <text:p text:style-name="P1"><text:span text:style-name="T3">Alt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5" draw:layer="layout" svg:width="1.408cm" svg:height="0.5cm" svg:x="8.689cm" svg:y="1cm">
            <text:p text:style-name="P1"><text:span text:style-name="T3">Alt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1" draw:text-style-name="P4" xml:id="id2" draw:id="id2" draw:layer="layout" svg:width="1.1cm" svg:height="0.5cm" svg:x="10.605cm" svg:y="5.434cm">
            <text:p text:style-name="P1"><text:span text:style-name="T3">#2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xml:id="id3" draw:id="id3" draw:layer="layout" svg:width="1.1cm" svg:height="0.5cm" svg:x="12.806cm" svg:y="5.434cm">
            <text:p text:style-name="P1"><text:span text:style-name="T3">#2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4cm" svg:height="0.4cm" svg:x="11.805cm" svg:y="5.484cm">
            <text:p text:style-name="P1"><text:span text:style-name="T2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4cm" svg:height="0.4cm" svg:x="12.306cm" svg:y="5.484cm">
            <text:p text:style-name="P1"><text:span text:style-name="T2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6" xml:id="id4" draw:id="id4" draw:layer="layout" svg:width="1.408cm" svg:height="0.5cm" svg:x="15.946cm" svg:y="5.434cm">
            <text:p text:style-name="P1"><text:span text:style-name="T4">SD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7" draw:layer="layout" svg:width="1.408cm" svg:height="0.5cm" svg:x="19.021cm" svg:y="5.434cm">
            <text:p text:style-name="P1"><text:span text:style-name="T4">SD1_CM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8" draw:layer="layout" svg:width="1.409cm" svg:height="0.5cm" svg:x="20.558cm" svg:y="5.434cm">
            <text:p text:style-name="P1"><text:span text:style-name="T4">ARM_RT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8" draw:layer="layout" svg:width="1.408cm" svg:height="0.5cm" svg:x="2.547cm" svg:y="5.434cm">
            <text:p text:style-name="P1"><text:span text:style-name="T4">ARM_TRS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6" xml:id="id1" draw:id="id1" draw:layer="layout" svg:width="1.409cm" svg:height="0.5cm" svg:x="7.159cm" svg:y="5.434cm">
            <text:p text:style-name="P1"><text:span text:style-name="T4">SD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7" draw:layer="layout" svg:width="1.408cm" svg:height="0.5cm" svg:x="4.089cm" svg:y="5.434cm">
            <text:p text:style-name="P1"><text:span text:style-name="T4">SD1_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1" draw:text-style-name="P9" draw:layer="layout" svg:x1="8.568cm" svg:y1="5.684cm" svg:x2="10.605cm" svg:y2="5.684cm" draw:start-shape="id1" draw:start-glue-point="1" draw:end-shape="id2" draw:end-glue-point="3" svg:d="M8568 5684h2037" svg:viewBox="0 0 2038 1">
            <text:p/>
          </draw:connector>
          <draw:connector draw:style-name="gr32" draw:text-style-name="P9" draw:layer="layout" svg:x1="13.906cm" svg:y1="5.684cm" svg:x2="15.946cm" svg:y2="5.684cm" draw:start-shape="id3" draw:start-glue-point="1" draw:end-shape="id4" draw:end-glue-point="3" svg:d="M13906 5684h2040" svg:viewBox="0 0 2041 1">
            <text:p/>
          </draw:connector>
          <draw:custom-shape draw:style-name="gr33" draw:text-style-name="P10" draw:layer="layout" svg:width="1.409cm" svg:height="0.5cm" svg:x="5.625cm" svg:y="5.434cm">
            <text:p text:style-name="P1"><text:span text:style-name="T4">DPI_D1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0" draw:layer="layout" svg:width="1.408cm" svg:height="0.5cm" svg:x="17.483cm" svg:y="5.434cm">
            <text:p text:style-name="P1"><text:span text:style-name="T4">DPI_D1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5" draw:text-style-name="P4" xml:id="id6" draw:id="id6" draw:layer="layout" svg:width="1.1cm" svg:height="0.5cm" svg:x="10.604cm" svg:y="4.88cm">
            <text:p text:style-name="P1"><text:span text:style-name="T3">#2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layer="layout" svg:width="1.1cm" svg:height="0.5cm" svg:x="12.805cm" svg:y="4.88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3" draw:layer="layout" svg:width="0.4cm" svg:height="0.4cm" svg:x="11.804cm" svg:y="4.93cm">
            <text:p text:style-name="P1"><text:span text:style-name="T2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3" draw:layer="layout" svg:width="0.4cm" svg:height="0.4cm" svg:x="12.305cm" svg:y="4.93cm">
            <text:p text:style-name="P1"><text:span text:style-name="T2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8" draw:layer="layout" svg:width="1.408cm" svg:height="0.5cm" svg:x="2.546cm" svg:y="4.88cm">
            <text:p text:style-name="P1"><text:span text:style-name="T4">ARM_TM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7" draw:layer="layout" svg:width="1.408cm" svg:height="0.5cm" svg:x="4.088cm" svg:y="4.88cm">
            <text:p text:style-name="P1"><text:span text:style-name="T4">SD1_DAT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" draw:text-style-name="P9" draw:layer="layout" svg:x1="7.034cm" svg:y1="5.13cm" svg:x2="10.604cm" svg:y2="5.13cm" draw:start-shape="id5" draw:start-glue-point="1" draw:end-shape="id6" draw:end-glue-point="3" svg:d="M7034 5130h3570" svg:viewBox="0 0 3571 1">
            <text:p/>
          </draw:connector>
          <draw:custom-shape draw:style-name="gr42" draw:text-style-name="P10" xml:id="id5" draw:id="id5" draw:layer="layout" svg:width="1.409cm" svg:height="0.5cm" svg:x="5.625cm" svg:y="4.88cm">
            <text:p text:style-name="P1"><text:span text:style-name="T4">DPI_D2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draw:layer="layout" svg:width="1.1cm" svg:height="0.5cm" svg:x="10.606cm" svg:y="5.988cm">
            <text:p text:style-name="P1"><text:span text:style-name="T1">3.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" xml:id="id7" draw:id="id7" draw:layer="layout" svg:width="1.1cm" svg:height="0.5cm" svg:x="12.807cm" svg:y="5.988cm">
            <text:p text:style-name="P1"><text:span text:style-name="T3">#2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3" draw:layer="layout" svg:width="0.4cm" svg:height="0.4cm" svg:x="11.806cm" svg:y="6.038cm">
            <text:p text:style-name="P1"><text:span text:style-name="T2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" draw:layer="layout" svg:width="0.4cm" svg:height="0.4cm" svg:x="12.307cm" svg:y="6.038cm">
            <text:p text:style-name="P1"><text:span text:style-name="T2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6" xml:id="id8" draw:id="id8" draw:layer="layout" svg:width="1.409cm" svg:height="0.5cm" svg:x="15.947cm" svg:y="5.988cm">
            <text:p text:style-name="P1"><text:span text:style-name="T4">SD1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7" draw:layer="layout" svg:width="1.408cm" svg:height="0.5cm" svg:x="19.022cm" svg:y="5.988cm">
            <text:p text:style-name="P1"><text:span text:style-name="T4">SD1_DAT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8" draw:layer="layout" svg:width="1.408cm" svg:height="0.5cm" svg:x="20.56cm" svg:y="5.988cm">
            <text:p text:style-name="P1"><text:span text:style-name="T4">ARM_TD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0" draw:text-style-name="P9" draw:layer="layout" svg:x1="13.907cm" svg:y1="6.238cm" svg:x2="15.947cm" svg:y2="6.238cm" draw:start-shape="id7" draw:start-glue-point="1" draw:end-shape="id8" draw:end-glue-point="3" svg:d="M13907 6238h2040" svg:viewBox="0 0 2041 1">
            <text:p/>
          </draw:connector>
          <draw:custom-shape draw:style-name="gr51" draw:text-style-name="P10" draw:layer="layout" svg:width="1.408cm" svg:height="0.5cm" svg:x="17.483cm" svg:y="5.99cm">
            <text:p text:style-name="P1"><text:span text:style-name="T4">DPI_D2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2" draw:text-style-name="P4" xml:id="id10" draw:id="id10" draw:layer="layout" svg:width="1.1cm" svg:height="0.5cm" svg:x="10.607cm" svg:y="11.531cm">
            <text:p text:style-name="P1"><text:span text:style-name="T3">#2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" xml:id="id11" draw:id="id11" draw:layer="layout" svg:width="1.1cm" svg:height="0.5cm" svg:x="12.808cm" svg:y="11.531cm">
            <text:p text:style-name="P1"><text:span text:style-name="T3">#2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" draw:layer="layout" svg:width="0.4cm" svg:height="0.4cm" svg:x="11.807cm" svg:y="11.581cm">
            <text:p text:style-name="P1"><text:span text:style-name="T2">3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" draw:layer="layout" svg:width="0.4cm" svg:height="0.4cm" svg:x="12.308cm" svg:y="11.581cm">
            <text:p text:style-name="P1"><text:span text:style-name="T2">3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2" xml:id="id12" draw:id="id12" draw:layer="layout" svg:width="1.408cm" svg:height="0.5cm" svg:x="14.411cm" svg:y="11.531cm">
            <text:p text:style-name="P1"><text:span text:style-name="T4">PCM_DI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6" draw:layer="layout" svg:width="1.409cm" svg:height="0.5cm" svg:x="15.948cm" svg:y="11.531cm">
            <text:p text:style-name="P1"><text:span text:style-name="T4">SD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3" draw:layer="layout" svg:width="1.409cm" svg:height="0.5cm" svg:x="19.023cm" svg:y="11.531cm">
            <text:p text:style-name="P1"><text:span text:style-name="T4">MIS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14" draw:layer="layout" svg:width="1.409cm" svg:height="0.5cm" svg:x="20.561cm" svg:y="11.531cm">
            <text:p text:style-name="P1"><text:span text:style-name="T4">SPI1_MOS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15" draw:layer="layout" svg:width="1.409cm" svg:height="0.5cm" svg:x="22.099cm" svg:y="11.531cm">
            <text:p text:style-name="P1"><text:span text:style-name="T4">GPCLK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8" draw:layer="layout" svg:width="1.409cm" svg:height="0.5cm" svg:x="2.549cm" svg:y="11.531cm">
            <text:p text:style-name="P1"><text:span text:style-name="T4">ARM_TD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7" draw:layer="layout" svg:width="1.408cm" svg:height="0.5cm" svg:x="4.087cm" svg:y="11.531cm">
            <text:p text:style-name="P1"><text:span text:style-name="T4">SD1_DAT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3" draw:text-style-name="P9" draw:layer="layout" svg:x1="7.034cm" svg:y1="11.781cm" svg:x2="10.607cm" svg:y2="11.781cm" draw:start-shape="id9" draw:start-glue-point="1" draw:end-shape="id10" draw:end-glue-point="3" svg:d="M7034 11781h3573" svg:viewBox="0 0 3574 1">
            <text:p/>
          </draw:connector>
          <draw:connector draw:style-name="gr64" draw:text-style-name="P9" draw:layer="layout" svg:x1="13.908cm" svg:y1="11.781cm" svg:x2="14.411cm" svg:y2="11.781cm" draw:start-shape="id11" draw:start-glue-point="1" draw:end-shape="id12" draw:end-glue-point="3" svg:d="M13908 11781h503" svg:viewBox="0 0 504 1">
            <text:p/>
          </draw:connector>
          <draw:custom-shape draw:style-name="gr65" draw:text-style-name="P10" xml:id="id9" draw:id="id9" draw:layer="layout" svg:width="1.409cm" svg:height="0.5cm" svg:x="5.625cm" svg:y="11.531cm">
            <text:p text:style-name="P1"><text:span text:style-name="T4">DPI_D2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10" draw:layer="layout" svg:width="1.408cm" svg:height="0.5cm" svg:x="17.473cm" svg:y="11.531cm">
            <text:p text:style-name="P1"><text:span text:style-name="T4">DPI_D1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7" draw:text-style-name="P16" draw:layer="layout" svg:width="1.1cm" svg:height="0.5cm" svg:x="10.608cm" svg:y="12.084cm">
            <text:p text:style-name="P1"><text:span text:style-name="T1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" xml:id="id13" draw:id="id13" draw:layer="layout" svg:width="1.1cm" svg:height="0.5cm" svg:x="12.809cm" svg:y="12.084cm">
            <text:p text:style-name="P1"><text:span text:style-name="T3">#2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" draw:layer="layout" svg:width="0.4cm" svg:height="0.4cm" svg:x="11.808cm" svg:y="12.134cm">
            <text:p text:style-name="P1"><text:span text:style-name="T2">3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" draw:layer="layout" svg:width="0.4cm" svg:height="0.4cm" svg:x="12.309cm" svg:y="12.134cm">
            <text:p text:style-name="P1"><text:span text:style-name="T2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2" xml:id="id14" draw:id="id14" draw:layer="layout" svg:width="1.408cm" svg:height="0.5cm" svg:x="14.412cm" svg:y="12.084cm">
            <text:p text:style-name="P1"><text:span text:style-name="T4">PCM_DOU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6" draw:layer="layout" svg:width="1.408cm" svg:height="0.5cm" svg:x="15.95cm" svg:y="12.084cm">
            <text:p text:style-name="P1"><text:span text:style-name="T4">SD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17" draw:layer="layout" svg:width="1.408cm" svg:height="0.5cm" svg:x="19.025cm" svg:y="12.084cm">
            <text:p text:style-name="P1"><text:span text:style-name="T6">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4" draw:layer="layout" svg:width="1.409cm" svg:height="0.5cm" svg:x="20.562cm" svg:y="12.084cm">
            <text:p text:style-name="P1"><text:span text:style-name="T4">SPI1_S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5" draw:layer="layout" svg:width="1.408cm" svg:height="0.5cm" svg:x="22.101cm" svg:y="12.084cm">
            <text:p text:style-name="P1"><text:span text:style-name="T4">GPCLK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6" draw:text-style-name="P9" draw:layer="layout" svg:x1="13.909cm" svg:y1="12.334cm" svg:x2="14.412cm" svg:y2="12.334cm" draw:start-shape="id13" draw:start-glue-point="1" draw:end-shape="id14" draw:end-glue-point="3" svg:d="M13909 12334h503" svg:viewBox="0 0 504 1">
            <text:p/>
          </draw:connector>
          <draw:custom-shape draw:style-name="gr77" draw:text-style-name="P10" draw:layer="layout" svg:width="1.408cm" svg:height="0.5cm" svg:x="17.473cm" svg:y="12.084cm">
            <text:p text:style-name="P1"><text:span text:style-name="T4">DPI_D1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8" draw:text-style-name="P11" draw:layer="layout" svg:width="1.1cm" svg:height="0.5cm" svg:x="10.601cm" svg:y="8.205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4" xml:id="id15" draw:id="id15" draw:layer="layout" svg:width="1.1cm" svg:height="0.5cm" svg:x="12.802cm" svg:y="8.205cm">
            <text:p text:style-name="P1"><text:span text:style-name="T3">#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3" draw:layer="layout" svg:width="0.4cm" svg:height="0.4cm" svg:x="11.801cm" svg:y="8.255cm">
            <text:p text:style-name="P1"><text:span text:style-name="T2">2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3" draw:layer="layout" svg:width="0.4cm" svg:height="0.4cm" svg:x="12.302cm" svg:y="8.255cm">
            <text:p text:style-name="P1"><text:span text:style-name="T2">2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4" xml:id="id16" draw:id="id16" draw:layer="layout" svg:width="1.409cm" svg:height="0.5cm" svg:x="14.403cm" svg:y="8.205cm">
            <text:p text:style-name="P1"><text:span text:style-name="T4">SPI0_</text:span><text:span text:style-name="T6">CE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6" draw:layer="layout" svg:width="1.409cm" svg:height="0.5cm" svg:x="15.941cm" svg:y="8.205cm">
            <text:p text:style-name="P1"><text:span text:style-name="T6">SWE</text:span><text:span text:style-name="T4">/</text:span><text:span text:style-name="T6">SRW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4" draw:text-style-name="P9" draw:layer="layout" svg:x1="13.902cm" svg:y1="8.455cm" svg:x2="14.403cm" svg:y2="8.455cm" draw:start-shape="id15" draw:start-glue-point="1" draw:end-shape="id16" draw:end-glue-point="3" svg:d="M13902 8455h501" svg:viewBox="0 0 502 1">
            <text:p/>
          </draw:connector>
          <draw:custom-shape draw:style-name="gr85" draw:text-style-name="P10" draw:layer="layout" svg:width="1.408cm" svg:height="0.5cm" svg:x="17.483cm" svg:y="8.205cm">
            <text:p text:style-name="P1"><text:span text:style-name="T4">DPI_D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4" xml:id="id18" draw:id="id18" draw:layer="layout" svg:width="1.1cm" svg:height="0.5cm" svg:x="10.603cm" svg:y="4.326cm">
            <text:p text:style-name="P1"><text:span text:style-name="T3">#1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4" xml:id="id19" draw:id="id19" draw:layer="layout" svg:width="1.1cm" svg:height="0.5cm" svg:x="12.804cm" svg:y="4.326cm">
            <text:p text:style-name="P1"><text:span text:style-name="T3">#1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3" draw:layer="layout" svg:width="0.4cm" svg:height="0.4cm" svg:x="11.803cm" svg:y="4.376cm">
            <text:p text:style-name="P1"><text:span text:style-name="T2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3" draw:layer="layout" svg:width="0.4cm" svg:height="0.4cm" svg:x="12.304cm" svg:y="4.376cm">
            <text:p text:style-name="P1"><text:span text:style-name="T2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18" xml:id="id20" draw:id="id20" draw:layer="layout" svg:width="1.409cm" svg:height="0.5cm" svg:x="14.405cm" svg:y="4.326cm">
            <text:p text:style-name="P1"><text:span text:style-name="T7">PCM_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1" draw:text-style-name="P6" draw:layer="layout" svg:width="1.408cm" svg:height="0.5cm" svg:x="15.944cm" svg:y="4.326cm">
            <text:p text:style-name="P1"><text:span text:style-name="T4">SD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2" draw:text-style-name="P13" draw:layer="layout" svg:width="1.408cm" svg:height="0.5cm" svg:x="19.019cm" svg:y="4.326cm">
            <text:p text:style-name="P1"><text:span text:style-name="T4">SDA/MOS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14" draw:layer="layout" svg:width="1.408cm" svg:height="0.5cm" svg:x="20.556cm" svg:y="4.326cm">
            <text:p text:style-name="P1"><text:span text:style-name="T4">SPI1_</text:span><text:span text:style-name="T6">CE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19" draw:layer="layout" svg:width="1.409cm" svg:height="0.5cm" svg:x="22.094cm" svg:y="4.326cm">
            <text:p text:style-name="P1"><text:span text:style-name="T4">PWM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0" draw:layer="layout" svg:width="1.409cm" svg:height="0.5cm" svg:x="1.006cm" svg:y="4.326cm">
            <text:p text:style-name="P1"><text:span text:style-name="T7">RTS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14" draw:layer="layout" svg:width="1.408cm" svg:height="0.5cm" svg:x="2.545cm" svg:y="4.326cm">
            <text:p text:style-name="P1"><text:span text:style-name="T4">SPI1_</text:span><text:span text:style-name="T6">CE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6" xml:id="id17" draw:id="id17" draw:layer="layout" svg:width="1.408cm" svg:height="0.5cm" svg:x="7.157cm" svg:y="4.326cm">
            <text:p text:style-name="P1"><text:span text:style-name="T4">SD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8" draw:text-style-name="P21" draw:layer="layout" svg:width="1.408cm" svg:height="0.5cm" svg:x="4.087cm" svg:y="4.326cm">
            <text:p text:style-name="P1"><text:span text:style-name="T4">RTS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9" draw:text-style-name="P9" draw:layer="layout" svg:x1="8.565cm" svg:y1="4.576cm" svg:x2="10.603cm" svg:y2="4.576cm" draw:start-shape="id17" draw:start-glue-point="1" draw:end-shape="id18" draw:end-glue-point="3" svg:d="M8565 4576h2038" svg:viewBox="0 0 2039 1">
            <text:p/>
          </draw:connector>
          <draw:connector draw:style-name="gr100" draw:text-style-name="P9" draw:layer="layout" svg:x1="13.904cm" svg:y1="4.576cm" svg:x2="14.405cm" svg:y2="4.576cm" draw:start-shape="id19" draw:start-glue-point="1" draw:end-shape="id20" draw:end-glue-point="3" svg:d="M13904 4576h501" svg:viewBox="0 0 502 1">
            <text:p/>
          </draw:connector>
          <draw:custom-shape draw:style-name="gr101" draw:text-style-name="P10" draw:layer="layout" svg:width="1.409cm" svg:height="0.5cm" svg:x="5.625cm" svg:y="4.326cm">
            <text:p text:style-name="P1"><text:span text:style-name="T4">DPI_D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10" draw:layer="layout" svg:width="1.408cm" svg:height="0.5cm" svg:x="17.483cm" svg:y="4.326cm">
            <text:p text:style-name="P1"><text:span text:style-name="T4">DPI_D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1" draw:layer="layout" svg:width="1.1cm" svg:height="0.5cm" svg:x="10.602cm" svg:y="3.771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4" xml:id="id23" draw:id="id23" draw:layer="layout" svg:width="1.1cm" svg:height="0.5cm" svg:x="12.803cm" svg:y="3.771cm">
            <text:p text:style-name="P1"><text:span text:style-name="T3">#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3" draw:layer="layout" svg:width="0.4cm" svg:height="0.4cm" svg:x="11.802cm" svg:y="3.821cm">
            <text:p text:style-name="P1"><text:span text:style-name="T2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3" draw:layer="layout" svg:width="0.4cm" svg:height="0.4cm" svg:x="12.303cm" svg:y="3.821cm">
            <text:p text:style-name="P1"><text:span text:style-name="T2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21" xml:id="id24" draw:id="id24" draw:layer="layout" svg:width="1.409cm" svg:height="0.5cm" svg:x="14.404cm" svg:y="3.771cm">
            <text:p text:style-name="P1"><text:span text:style-name="T4">Rx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8" draw:text-style-name="P6" draw:layer="layout" svg:width="1.409cm" svg:height="0.5cm" svg:x="15.942cm" svg:y="3.771cm">
            <text:p text:style-name="P1"><text:span text:style-name="T4">SD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9" draw:text-style-name="P21" xml:id="id22" draw:id="id22" draw:layer="layout" svg:width="1.41cm" svg:height="0.5cm" svg:x="22.092cm" svg:y="3.771cm">
            <text:p text:style-name="P1"><text:span text:style-name="T4">Rx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0" draw:text-style-name="P9" draw:layer="layout" svg:x1="18.891cm" svg:y1="4.021cm" svg:x2="22.092cm" svg:y2="4.021cm" draw:start-shape="id21" draw:start-glue-point="1" draw:end-shape="id22" draw:end-glue-point="3" svg:d="M18891 4021h3201" svg:viewBox="0 0 3202 1">
            <text:p/>
          </draw:connector>
          <draw:connector draw:style-name="gr111" draw:text-style-name="P9" draw:layer="layout" svg:x1="13.903cm" svg:y1="4.021cm" svg:x2="14.404cm" svg:y2="4.021cm" draw:start-shape="id23" draw:start-glue-point="1" draw:end-shape="id24" draw:end-glue-point="3" svg:d="M13903 4021h501" svg:viewBox="0 0 502 1">
            <text:p/>
          </draw:connector>
          <draw:custom-shape draw:style-name="gr112" draw:text-style-name="P10" xml:id="id21" draw:id="id21" draw:layer="layout" svg:width="1.408cm" svg:height="0.5cm" svg:x="17.483cm" svg:y="3.771cm">
            <text:p text:style-name="P1"><text:span text:style-name="T4">DPI_D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3" draw:text-style-name="P22" xml:id="id25" draw:id="id25" draw:layer="layout" svg:width="1.1cm" svg:height="0.5cm" svg:x="10.599cm" svg:y="2.109cm">
            <text:p text:style-name="P1"><text:span text:style-name="T8">#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2" draw:layer="layout" svg:width="1.1cm" svg:height="0.5cm" svg:x="12.8cm" svg:y="2.109cm">
            <text:p text:style-name="P1"><text:span text:style-name="T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3" draw:layer="layout" svg:width="0.4cm" svg:height="0.4cm" svg:x="11.799cm" svg:y="2.159cm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3" draw:layer="layout" svg:width="0.4cm" svg:height="0.4cm" svg:x="12.3cm" svg:y="2.159cm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6" draw:layer="layout" svg:width="1.409cm" svg:height="0.5cm" svg:x="7.164cm" svg:y="2.109cm">
            <text:p text:style-name="P1"><text:span text:style-name="T4">SA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23" xml:id="id26" draw:id="id26" draw:layer="layout" svg:width="1.408cm" svg:height="0.5cm" svg:x="8.703cm" svg:y="2.109cm">
            <text:p text:style-name="P1"><text:span text:style-name="T4">SDA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9" draw:text-style-name="P9" draw:layer="layout" svg:x1="10.599cm" svg:y1="2.359cm" svg:x2="10.111cm" svg:y2="2.359cm" draw:start-shape="id25" draw:start-glue-point="3" draw:end-shape="id26" draw:end-glue-point="1" svg:d="M10599 2359h-488" svg:viewBox="0 0 489 1">
            <text:p/>
          </draw:connector>
          <draw:custom-shape draw:style-name="gr120" draw:text-style-name="P10" draw:layer="layout" svg:width="1.409cm" svg:height="0.5cm" svg:x="5.625cm" svg:y="2.109cm">
            <text:p text:style-name="P1"><text:span text:style-name="T4">VSYN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22" xml:id="id27" draw:id="id27" draw:layer="layout" svg:width="1.1cm" svg:height="0.5cm" svg:x="10.6cm" svg:y="2.663cm">
            <text:p text:style-name="P1"><text:span text:style-name="T8">#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11" draw:layer="layout" svg:width="1.1cm" svg:height="0.5cm" svg:x="12.801cm" svg:y="2.663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" draw:layer="layout" svg:width="0.4cm" svg:height="0.4cm" svg:x="11.8cm" svg:y="2.713cm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4" draw:text-style-name="P3" draw:layer="layout" svg:width="0.4cm" svg:height="0.4cm" svg:x="12.301cm" svg:y="2.713cm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6" draw:layer="layout" svg:width="1.409cm" svg:height="0.5cm" svg:x="7.165cm" svg:y="2.663cm">
            <text:p text:style-name="P1"><text:span text:style-name="T4">SA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6" draw:text-style-name="P23" xml:id="id28" draw:id="id28" draw:layer="layout" svg:width="1.408cm" svg:height="0.5cm" svg:x="8.704cm" svg:y="2.663cm">
            <text:p text:style-name="P1"><text:span text:style-name="T4">SCL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27" draw:text-style-name="P9" draw:layer="layout" svg:x1="10.6cm" svg:y1="2.913cm" svg:x2="10.112cm" svg:y2="2.913cm" draw:start-shape="id27" draw:start-glue-point="3" draw:end-shape="id28" draw:end-glue-point="1" svg:d="M10600 2913h-488" svg:viewBox="0 0 489 1">
            <text:p/>
          </draw:connector>
          <draw:custom-shape draw:style-name="gr128" draw:text-style-name="P10" draw:layer="layout" svg:width="1.409cm" svg:height="0.5cm" svg:x="5.625cm" svg:y="2.663cm">
            <text:p text:style-name="P1"><text:span text:style-name="T4">HSYN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9" draw:text-style-name="P22" xml:id="id35" draw:id="id35" draw:layer="layout" svg:width="1.1cm" svg:height="0.5cm" svg:x="10.601cm" svg:y="3.217cm">
            <text:p text:style-name="P1"><text:span text:style-name="T8">#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0" draw:text-style-name="P4" xml:id="id33" draw:id="id33" draw:layer="layout" svg:width="1.1cm" svg:height="0.5cm" svg:x="12.802cm" svg:y="3.217cm">
            <text:p text:style-name="P1"><text:span text:style-name="T3">#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1" draw:text-style-name="P3" draw:layer="layout" svg:width="0.4cm" svg:height="0.4cm" svg:x="11.801cm" svg:y="3.267cm">
            <text:p text:style-name="P1"><text:span text:style-name="T2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3" draw:layer="layout" svg:width="0.4cm" svg:height="0.4cm" svg:x="12.302cm" svg:y="3.267cm">
            <text:p text:style-name="P1"><text:span text:style-name="T2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21" xml:id="id34" draw:id="id34" draw:layer="layout" svg:width="1.409cm" svg:height="0.5cm" svg:x="14.403cm" svg:y="3.217cm">
            <text:p text:style-name="P1"><text:span text:style-name="T4">Tx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4" draw:text-style-name="P6" draw:layer="layout" svg:width="1.409cm" svg:height="0.5cm" svg:x="15.941cm" svg:y="3.217cm">
            <text:p text:style-name="P1"><text:span text:style-name="T4">SD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5" draw:text-style-name="P21" xml:id="id32" draw:id="id32" draw:layer="layout" svg:width="1.41cm" svg:height="0.5cm" svg:x="22.091cm" svg:y="3.217cm">
            <text:p text:style-name="P1"><text:span text:style-name="T4">Tx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6" draw:text-style-name="P8" xml:id="id29" draw:id="id29" draw:layer="layout" svg:width="1.409cm" svg:height="0.5cm" svg:x="1.004cm" svg:y="3.217cm">
            <text:p text:style-name="P1"><text:span text:style-name="T4">ARM_TD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7" draw:text-style-name="P15" xml:id="id36" draw:id="id36" draw:layer="layout" svg:width="1.41cm" svg:height="0.5cm" svg:x="8.692cm" svg:y="3.217cm">
            <text:p text:style-name="P1"><text:span text:style-name="T4">GPCLK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8" draw:text-style-name="P6" draw:layer="layout" svg:width="1.409cm" svg:height="0.5cm" svg:x="7.165cm" svg:y="3.217cm">
            <text:p text:style-name="P1"><text:span text:style-name="T4">SA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9" draw:text-style-name="P9" draw:layer="layout" svg:x1="2.413cm" svg:y1="3.467cm" svg:x2="5.625cm" svg:y2="3.467cm" draw:start-shape="id29" draw:start-glue-point="1" draw:end-shape="id30" draw:end-glue-point="3" svg:d="M2413 3467h3212" svg:viewBox="0 0 3213 1">
            <text:p/>
          </draw:connector>
          <draw:connector draw:style-name="gr140" draw:text-style-name="P9" draw:layer="layout" svg:x1="18.891cm" svg:y1="3.467cm" svg:x2="22.091cm" svg:y2="3.467cm" draw:start-shape="id31" draw:start-glue-point="1" draw:end-shape="id32" draw:end-glue-point="3" svg:d="M18891 3467h3200" svg:viewBox="0 0 3201 1">
            <text:p/>
          </draw:connector>
          <draw:connector draw:style-name="gr141" draw:text-style-name="P9" draw:layer="layout" svg:x1="13.902cm" svg:y1="3.467cm" svg:x2="14.403cm" svg:y2="3.467cm" draw:start-shape="id33" draw:start-glue-point="1" draw:end-shape="id34" draw:end-glue-point="3" svg:d="M13902 3467h501" svg:viewBox="0 0 502 1">
            <text:p/>
          </draw:connector>
          <draw:connector draw:style-name="gr142" draw:text-style-name="P9" draw:layer="layout" svg:x1="10.601cm" svg:y1="3.467cm" svg:x2="10.102cm" svg:y2="3.467cm" draw:start-shape="id35" draw:start-glue-point="3" draw:end-shape="id36" draw:end-glue-point="1" svg:d="M10601 3467h-499" svg:viewBox="0 0 500 1">
            <text:p/>
          </draw:connector>
          <draw:custom-shape draw:style-name="gr143" draw:text-style-name="P10" xml:id="id30" draw:id="id30" draw:layer="layout" svg:width="1.409cm" svg:height="0.5cm" svg:x="5.625cm" svg:y="3.217cm">
            <text:p text:style-name="P1"><text:span text:style-name="T4">DPI_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4" draw:text-style-name="P10" xml:id="id31" draw:id="id31" draw:layer="layout" svg:width="1.408cm" svg:height="0.5cm" svg:x="17.483cm" svg:y="3.217cm">
            <text:p text:style-name="P1"><text:span text:style-name="T4">DPI_D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5" draw:text-style-name="P24" xml:id="id37" draw:id="id37" draw:layer="layout" svg:width="1.1cm" svg:height="0.5cm" svg:x="10.607cm" svg:y="6.543cm">
            <text:p text:style-name="P1"><text:span text:style-name="T9">#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6" draw:text-style-name="P25" draw:layer="layout" svg:width="1.1cm" svg:height="0.5cm" svg:x="12.808cm" svg:y="6.543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7" draw:text-style-name="P3" draw:layer="layout" svg:width="0.4cm" svg:height="0.4cm" svg:x="11.807cm" svg:y="6.593cm">
            <text:p text:style-name="P1"><text:span text:style-name="T2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8" draw:text-style-name="P3" draw:layer="layout" svg:width="0.4cm" svg:height="0.4cm" svg:x="12.308cm" svg:y="6.593cm">
            <text:p text:style-name="P1"><text:span text:style-name="T2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9" draw:text-style-name="P14" xml:id="id38" draw:id="id38" draw:layer="layout" svg:width="1.41cm" svg:height="0.5cm" svg:x="8.693cm" svg:y="6.543cm">
            <text:p text:style-name="P1"><text:span text:style-name="T4">SPI0_MOS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0" draw:text-style-name="P6" draw:layer="layout" svg:width="1.409cm" svg:height="0.5cm" svg:x="7.166cm" svg:y="6.543cm">
            <text:p text:style-name="P1"><text:span text:style-name="T4">SD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1" draw:text-style-name="P9" draw:layer="layout" svg:x1="10.607cm" svg:y1="6.793cm" svg:x2="10.103cm" svg:y2="6.793cm" draw:start-shape="id37" draw:start-glue-point="3" draw:end-shape="id38" draw:end-glue-point="1" svg:d="M10607 6793h-504" svg:viewBox="0 0 505 1">
            <text:p/>
          </draw:connector>
          <draw:custom-shape draw:style-name="gr152" draw:text-style-name="P10" draw:layer="layout" svg:width="1.409cm" svg:height="0.5cm" svg:x="5.625cm" svg:y="6.543cm">
            <text:p text:style-name="P1"><text:span text:style-name="T4">DPI_D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53" draw:text-style-name="P24" xml:id="id41" draw:id="id41" draw:layer="layout" svg:width="1.1cm" svg:height="0.5cm" svg:x="10.599cm" svg:y="7.097cm">
            <text:p text:style-name="P1"><text:span text:style-name="T9">#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4" draw:text-style-name="P4" xml:id="id39" draw:id="id39" draw:layer="layout" svg:width="1.1cm" svg:height="0.5cm" svg:x="12.8cm" svg:y="7.097cm">
            <text:p text:style-name="P1"><text:span text:style-name="T3">#2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5" draw:text-style-name="P3" draw:layer="layout" svg:width="0.4cm" svg:height="0.4cm" svg:x="11.799cm" svg:y="7.147cm">
            <text:p text:style-name="P1"><text:span text:style-name="T2">2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6" draw:text-style-name="P3" draw:layer="layout" svg:width="0.4cm" svg:height="0.4cm" svg:x="12.3cm" svg:y="7.147cm">
            <text:p text:style-name="P1"><text:span text:style-name="T2">2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7" draw:text-style-name="P6" xml:id="id40" draw:id="id40" draw:layer="layout" svg:width="1.409cm" svg:height="0.5cm" svg:x="15.938cm" svg:y="7.097cm">
            <text:p text:style-name="P1"><text:span text:style-name="T4">SD1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8" draw:text-style-name="P7" draw:layer="layout" svg:width="1.409cm" svg:height="0.5cm" svg:x="19.013cm" svg:y="7.097cm">
            <text:p text:style-name="P1"><text:span text:style-name="T4">SD1_DAT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9" draw:text-style-name="P8" draw:layer="layout" svg:width="1.409cm" svg:height="0.5cm" svg:x="20.551cm" svg:y="7.097cm">
            <text:p text:style-name="P1"><text:span text:style-name="T4">ARM_T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0" draw:text-style-name="P6" draw:layer="layout" svg:width="1.409cm" svg:height="0.5cm" svg:x="7.152cm" svg:y="7.097cm">
            <text:p text:style-name="P1"><text:span text:style-name="T4">S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14" xml:id="id42" draw:id="id42" draw:layer="layout" svg:width="1.41cm" svg:height="0.5cm" svg:x="8.698cm" svg:y="7.097cm">
            <text:p text:style-name="P1"><text:span text:style-name="T4">SPI0_MIS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62" draw:text-style-name="P9" draw:layer="layout" svg:x1="13.9cm" svg:y1="7.347cm" svg:x2="15.938cm" svg:y2="7.347cm" draw:start-shape="id39" draw:start-glue-point="1" draw:end-shape="id40" draw:end-glue-point="3" svg:d="M13900 7347h2038" svg:viewBox="0 0 2039 1">
            <text:p/>
          </draw:connector>
          <draw:connector draw:style-name="gr163" draw:text-style-name="P9" draw:layer="layout" svg:x1="10.599cm" svg:y1="7.347cm" svg:x2="10.108cm" svg:y2="7.347cm" draw:start-shape="id41" draw:start-glue-point="3" draw:end-shape="id42" draw:end-glue-point="1" svg:d="M10599 7347h-491" svg:viewBox="0 0 492 1">
            <text:p/>
          </draw:connector>
          <draw:custom-shape draw:style-name="gr164" draw:text-style-name="P10" draw:layer="layout" svg:width="1.409cm" svg:height="0.5cm" svg:x="5.625cm" svg:y="7.097cm">
            <text:p text:style-name="P1"><text:span text:style-name="T4">DPI_D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10" draw:layer="layout" svg:width="1.408cm" svg:height="0.5cm" svg:x="17.483cm" svg:y="7.097cm">
            <text:p text:style-name="P1"><text:span text:style-name="T4">DPI_D2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6" draw:text-style-name="P24" xml:id="id45" draw:id="id45" draw:layer="layout" svg:width="1.1cm" svg:height="0.5cm" svg:x="10.6cm" svg:y="7.651cm">
            <text:p text:style-name="P1"><text:span text:style-name="T9">#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7" draw:text-style-name="P4" xml:id="id43" draw:id="id43" draw:layer="layout" svg:width="1.1cm" svg:height="0.5cm" svg:x="12.801cm" svg:y="7.651cm">
            <text:p text:style-name="P1"><text:span text:style-name="T3">#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8" draw:text-style-name="P3" draw:layer="layout" svg:width="0.4cm" svg:height="0.4cm" svg:x="11.8cm" svg:y="7.701cm">
            <text:p text:style-name="P1"><text:span text:style-name="T2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3" draw:layer="layout" svg:width="0.4cm" svg:height="0.4cm" svg:x="12.301cm" svg:y="7.701cm">
            <text:p text:style-name="P1"><text:span text:style-name="T2">2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14" xml:id="id44" draw:id="id44" draw:layer="layout" svg:width="1.409cm" svg:height="0.5cm" svg:x="14.401cm" svg:y="7.651cm">
            <text:p text:style-name="P1"><text:span text:style-name="T4">SPI0_</text:span><text:span text:style-name="T6">CE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1" draw:text-style-name="P6" draw:layer="layout" svg:width="1.408cm" svg:height="0.5cm" svg:x="15.94cm" svg:y="7.651cm">
            <text:p text:style-name="P1"><text:span text:style-name="T4">S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2" draw:text-style-name="P6" draw:layer="layout" svg:width="1.409cm" svg:height="0.5cm" svg:x="7.152cm" svg:y="7.651cm">
            <text:p text:style-name="P1"><text:span text:style-name="T4">SD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3" draw:text-style-name="P14" xml:id="id46" draw:id="id46" draw:layer="layout" svg:width="1.41cm" svg:height="0.5cm" svg:x="8.698cm" svg:y="7.651cm">
            <text:p text:style-name="P1"><text:span text:style-name="T4">SPI0_S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74" draw:text-style-name="P9" draw:layer="layout" svg:x1="13.901cm" svg:y1="7.901cm" svg:x2="14.401cm" svg:y2="7.901cm" draw:start-shape="id43" draw:start-glue-point="1" draw:end-shape="id44" draw:end-glue-point="3" svg:d="M13901 7901h500" svg:viewBox="0 0 501 1">
            <text:p/>
          </draw:connector>
          <draw:connector draw:style-name="gr175" draw:text-style-name="P9" draw:layer="layout" svg:x1="10.6cm" svg:y1="7.901cm" svg:x2="10.108cm" svg:y2="7.901cm" draw:start-shape="id45" draw:start-glue-point="3" draw:end-shape="id46" draw:end-glue-point="1" svg:d="M10600 7901h-492" svg:viewBox="0 0 493 1">
            <text:p/>
          </draw:connector>
          <draw:custom-shape draw:style-name="gr176" draw:text-style-name="P10" draw:layer="layout" svg:width="1.409cm" svg:height="0.5cm" svg:x="5.625cm" svg:y="7.651cm">
            <text:p text:style-name="P1"><text:span text:style-name="T4">DPI_D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7" draw:text-style-name="P10" draw:layer="layout" svg:width="1.408cm" svg:height="0.5cm" svg:x="17.483cm" svg:y="7.651cm">
            <text:p text:style-name="P1"><text:span text:style-name="T4">DPI_D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8" draw:text-style-name="P4" xml:id="id49" draw:id="id49" draw:layer="layout" svg:width="1.1cm" svg:height="0.5cm" svg:x="10.603cm" svg:y="9.314cm">
            <text:p text:style-name="P1"><text:span text:style-name="T3">#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9" draw:text-style-name="P11" draw:layer="layout" svg:width="1.1cm" svg:height="0.5cm" svg:x="12.804cm" svg:y="9.314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0" draw:text-style-name="P3" draw:layer="layout" svg:width="0.4cm" svg:height="0.4cm" svg:x="11.803cm" svg:y="9.364cm">
            <text:p text:style-name="P1"><text:span text:style-name="T2">2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1" draw:text-style-name="P3" draw:layer="layout" svg:width="0.4cm" svg:height="0.4cm" svg:x="12.304cm" svg:y="9.364cm">
            <text:p text:style-name="P1"><text:span text:style-name="T2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8" xml:id="id47" draw:id="id47" draw:layer="layout" svg:width="1.41cm" svg:height="0.5cm" svg:x="1.008cm" svg:y="9.314cm">
            <text:p text:style-name="P1"><text:span text:style-name="T4">ARM_TD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3" draw:text-style-name="P6" draw:layer="layout" svg:width="1.409cm" svg:height="0.5cm" svg:x="7.152cm" svg:y="9.314cm">
            <text:p text:style-name="P1"><text:span text:style-name="T4">SA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4" draw:text-style-name="P15" xml:id="id50" draw:id="id50" draw:layer="layout" svg:width="1.41cm" svg:height="0.5cm" svg:x="8.698cm" svg:y="9.314cm">
            <text:p text:style-name="P1"><text:span text:style-name="T4">GPCLK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5" draw:text-style-name="P9" draw:layer="layout" svg:x1="2.418cm" svg:y1="9.564cm" svg:x2="5.625cm" svg:y2="9.565cm" draw:start-shape="id47" draw:start-glue-point="1" draw:end-shape="id48" draw:end-glue-point="3" svg:d="M2418 9564h1604v1h1603" svg:viewBox="0 0 3208 2">
            <text:p/>
          </draw:connector>
          <draw:connector draw:style-name="gr186" draw:text-style-name="P9" draw:layer="layout" svg:x1="10.603cm" svg:y1="9.564cm" svg:x2="10.108cm" svg:y2="9.564cm" draw:start-shape="id49" draw:start-glue-point="3" draw:end-shape="id50" draw:end-glue-point="1" svg:d="M10603 9564h-495" svg:viewBox="0 0 496 1">
            <text:p/>
          </draw:connector>
          <draw:custom-shape draw:style-name="gr187" draw:text-style-name="P10" xml:id="id48" draw:id="id48" draw:layer="layout" svg:width="1.409cm" svg:height="0.5cm" svg:x="5.625cm" svg:y="9.315cm">
            <text:p text:style-name="P1"><text:span text:style-name="T4">DPI_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88" draw:text-style-name="P4" xml:id="id57" draw:id="id57" draw:layer="layout" svg:width="1.1cm" svg:height="0.5cm" svg:x="10.604cm" svg:y="9.868cm">
            <text:p text:style-name="P1"><text:span text:style-name="T3">#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9" draw:text-style-name="P4" xml:id="id55" draw:id="id55" draw:layer="layout" svg:width="1.1cm" svg:height="0.5cm" svg:x="12.805cm" svg:y="9.868cm">
            <text:p text:style-name="P1"><text:span text:style-name="T3">#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0" draw:text-style-name="P3" draw:layer="layout" svg:width="0.4cm" svg:height="0.4cm" svg:x="11.804cm" svg:y="9.918cm">
            <text:p text:style-name="P1"><text:span text:style-name="T2">3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3" draw:layer="layout" svg:width="0.4cm" svg:height="0.4cm" svg:x="12.305cm" svg:y="9.918cm">
            <text:p text:style-name="P1"><text:span text:style-name="T2">3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9" xml:id="id56" draw:id="id56" draw:layer="layout" svg:width="1.41cm" svg:height="0.5cm" svg:x="14.406cm" svg:y="9.868cm">
            <text:p text:style-name="P1"><text:span text:style-name="T4">PWM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3" draw:text-style-name="P6" draw:layer="layout" svg:width="1.408cm" svg:height="0.5cm" svg:x="15.945cm" svg:y="9.868cm">
            <text:p text:style-name="P1"><text:span text:style-name="T4">SD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4" draw:text-style-name="P8" xml:id="id52" draw:id="id52" draw:layer="layout" svg:width="1.409cm" svg:height="0.5cm" svg:x="22.095cm" svg:y="9.868cm">
            <text:p text:style-name="P1"><text:span text:style-name="T4">ARM_TM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8" xml:id="id53" draw:id="id53" draw:layer="layout" svg:width="1.41cm" svg:height="0.5cm" svg:x="1.007cm" svg:y="9.868cm">
            <text:p text:style-name="P1"><text:span text:style-name="T4">ARM_RT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6" draw:text-style-name="P6" draw:layer="layout" svg:width="1.408cm" svg:height="0.5cm" svg:x="7.151cm" svg:y="9.868cm">
            <text:p text:style-name="P1"><text:span text:style-name="T6">SOE</text:span><text:span text:style-name="T4">/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7" draw:text-style-name="P15" xml:id="id58" draw:id="id58" draw:layer="layout" svg:width="1.409cm" svg:height="0.5cm" svg:x="8.696cm" svg:y="9.868cm">
            <text:p text:style-name="P1"><text:span text:style-name="T4">GPCLK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8" draw:text-style-name="P9" draw:layer="layout" svg:x1="18.881cm" svg:y1="10.118cm" svg:x2="22.095cm" svg:y2="10.118cm" draw:start-shape="id51" draw:start-glue-point="1" draw:end-shape="id52" draw:end-glue-point="3" svg:d="M18881 10118h3214" svg:viewBox="0 0 3215 1">
            <text:p/>
          </draw:connector>
          <draw:connector draw:style-name="gr199" draw:text-style-name="P9" draw:layer="layout" svg:x1="2.417cm" svg:y1="10.118cm" svg:x2="5.625cm" svg:y2="10.118cm" draw:start-shape="id53" draw:start-glue-point="1" draw:end-shape="id54" draw:end-glue-point="3" svg:d="M2417 10118h3208" svg:viewBox="0 0 3209 1">
            <text:p/>
          </draw:connector>
          <draw:connector draw:style-name="gr200" draw:text-style-name="P9" draw:layer="layout" svg:x1="13.905cm" svg:y1="10.118cm" svg:x2="14.406cm" svg:y2="10.118cm" draw:start-shape="id55" draw:start-glue-point="1" draw:end-shape="id56" draw:end-glue-point="3" svg:d="M13905 10118h501" svg:viewBox="0 0 502 1">
            <text:p/>
          </draw:connector>
          <draw:connector draw:style-name="gr201" draw:text-style-name="P9" draw:layer="layout" svg:x1="10.604cm" svg:y1="10.118cm" svg:x2="10.105cm" svg:y2="10.118cm" draw:start-shape="id57" draw:start-glue-point="3" draw:end-shape="id58" draw:end-glue-point="1" svg:d="M10604 10118h-499" svg:viewBox="0 0 500 1">
            <text:p/>
          </draw:connector>
          <draw:custom-shape draw:style-name="gr202" draw:text-style-name="P10" xml:id="id54" draw:id="id54" draw:layer="layout" svg:width="1.409cm" svg:height="0.5cm" svg:x="5.625cm" svg:y="9.868cm">
            <text:p text:style-name="P1"><text:span text:style-name="T4">DPI_D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3" draw:text-style-name="P10" xml:id="id51" draw:id="id51" draw:layer="layout" svg:width="1.408cm" svg:height="0.5cm" svg:x="17.473cm" svg:y="9.868cm">
            <text:p text:style-name="P1"><text:span text:style-name="T4">DPI_D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4" draw:text-style-name="P4" xml:id="id61" draw:id="id61" draw:layer="layout" svg:width="1.1cm" svg:height="0.5cm" svg:x="10.605cm" svg:y="10.422cm">
            <text:p text:style-name="P1"><text:span text:style-name="T3">#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5" draw:text-style-name="P11" draw:layer="layout" svg:width="1.1cm" svg:height="0.5cm" svg:x="12.806cm" svg:y="10.422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6" draw:text-style-name="P3" draw:layer="layout" svg:width="0.4cm" svg:height="0.4cm" svg:x="11.805cm" svg:y="10.472cm">
            <text:p text:style-name="P1"><text:span text:style-name="T2">3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3" draw:layer="layout" svg:width="0.4cm" svg:height="0.4cm" svg:x="12.306cm" svg:y="10.472cm">
            <text:p text:style-name="P1"><text:span text:style-name="T2">3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8" draw:text-style-name="P8" xml:id="id59" draw:id="id59" draw:layer="layout" svg:width="1.41cm" svg:height="0.5cm" svg:x="1.007cm" svg:y="10.422cm">
            <text:p text:style-name="P1"><text:span text:style-name="T4">ARM_T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6" draw:layer="layout" svg:width="1.408cm" svg:height="0.5cm" svg:x="7.151cm" svg:y="10.422cm">
            <text:p text:style-name="P1"><text:span text:style-name="T4">SD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0" draw:text-style-name="P19" xml:id="id62" draw:id="id62" draw:layer="layout" svg:width="1.409cm" svg:height="0.5cm" svg:x="8.696cm" svg:y="10.422cm">
            <text:p text:style-name="P1"><text:span text:style-name="T4">PWM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11" draw:text-style-name="P9" draw:layer="layout" svg:x1="2.417cm" svg:y1="10.672cm" svg:x2="5.625cm" svg:y2="10.672cm" draw:start-shape="id59" draw:start-glue-point="1" draw:end-shape="id60" draw:end-glue-point="3" svg:d="M2417 10672h3208" svg:viewBox="0 0 3209 1">
            <text:p/>
          </draw:connector>
          <draw:connector draw:style-name="gr212" draw:text-style-name="P9" draw:layer="layout" svg:x1="10.605cm" svg:y1="10.672cm" svg:x2="10.105cm" svg:y2="10.672cm" draw:start-shape="id61" draw:start-glue-point="3" draw:end-shape="id62" draw:end-glue-point="1" svg:d="M10605 10672h-500" svg:viewBox="0 0 501 1">
            <text:p/>
          </draw:connector>
          <draw:custom-shape draw:style-name="gr213" draw:text-style-name="P10" xml:id="id60" draw:id="id60" draw:layer="layout" svg:width="1.409cm" svg:height="0.5cm" svg:x="5.625cm" svg:y="10.422cm">
            <text:p text:style-name="P1"><text:span text:style-name="T4">DPI_D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14" draw:text-style-name="P4" xml:id="id65" draw:id="id65" draw:layer="layout" svg:width="1.1cm" svg:height="0.5cm" svg:x="10.606cm" svg:y="10.977cm">
            <text:p text:style-name="P1"><text:span text:style-name="T3">#1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4" xml:id="id63" draw:id="id63" draw:layer="layout" svg:width="1.1cm" svg:height="0.5cm" svg:x="12.807cm" svg:y="10.977cm">
            <text:p text:style-name="P1"><text:span text:style-name="T3">#1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6" draw:text-style-name="P3" draw:layer="layout" svg:width="0.4cm" svg:height="0.4cm" svg:x="11.806cm" svg:y="11.027cm">
            <text:p text:style-name="P1"><text:span text:style-name="T2">3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7" draw:text-style-name="P3" draw:layer="layout" svg:width="0.4cm" svg:height="0.4cm" svg:x="12.307cm" svg:y="11.027cm">
            <text:p text:style-name="P1"><text:span text:style-name="T2">3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8" draw:text-style-name="P6" xml:id="id64" draw:id="id64" draw:layer="layout" svg:width="1.409cm" svg:height="0.5cm" svg:x="15.947cm" svg:y="10.977cm">
            <text:p text:style-name="P1"><text:span text:style-name="T4">SD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9" draw:text-style-name="P21" draw:layer="layout" svg:width="1.408cm" svg:height="0.5cm" svg:x="19.022cm" svg:y="10.977cm">
            <text:p text:style-name="P1"><text:span text:style-name="T4">CTS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0" draw:text-style-name="P14" draw:layer="layout" svg:width="1.408cm" svg:height="0.5cm" svg:x="20.56cm" svg:y="10.977cm">
            <text:p text:style-name="P1"><text:span text:style-name="T4">SPI1_</text:span><text:span text:style-name="T6">CE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1" draw:text-style-name="P21" draw:layer="layout" svg:width="1.409cm" svg:height="0.5cm" svg:x="22.098cm" svg:y="10.977cm">
            <text:p text:style-name="P1"><text:span text:style-name="T4">CTS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2" draw:text-style-name="P14" draw:layer="layout" svg:width="1.409cm" svg:height="0.5cm" svg:x="2.548cm" svg:y="10.977cm">
            <text:p text:style-name="P1"><text:span text:style-name="T4">SPI1_MIS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3" draw:text-style-name="P6" draw:layer="layout" svg:width="1.408cm" svg:height="0.5cm" svg:x="7.161cm" svg:y="10.977cm">
            <text:p text:style-name="P1"><text:span text:style-name="T4">SD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4" draw:text-style-name="P12" xml:id="id66" draw:id="id66" draw:layer="layout" svg:width="1.409cm" svg:height="0.5cm" svg:x="8.699cm" svg:y="10.977cm">
            <text:p text:style-name="P1"><text:span text:style-name="T4">PCM_F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5" draw:text-style-name="P13" draw:layer="layout" svg:width="1.408cm" svg:height="0.5cm" svg:x="4.086cm" svg:y="10.977cm">
            <text:p text:style-name="P1"><text:span text:style-name="T4">SCL/S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6" draw:text-style-name="P19" draw:layer="layout" svg:width="1.408cm" svg:height="0.5cm" svg:x="1.013cm" svg:y="10.977cm">
            <text:p text:style-name="P1"><text:span text:style-name="T4">PWM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27" draw:text-style-name="P9" draw:layer="layout" svg:x1="13.907cm" svg:y1="11.227cm" svg:x2="15.947cm" svg:y2="11.227cm" draw:start-shape="id63" draw:start-glue-point="1" draw:end-shape="id64" draw:end-glue-point="3" svg:d="M13907 11227h2040" svg:viewBox="0 0 2041 1">
            <text:p/>
          </draw:connector>
          <draw:connector draw:style-name="gr228" draw:text-style-name="P9" draw:layer="layout" svg:x1="10.606cm" svg:y1="11.227cm" svg:x2="10.108cm" svg:y2="11.227cm" draw:start-shape="id65" draw:start-glue-point="3" draw:end-shape="id66" draw:end-glue-point="1" svg:d="M10606 11227h-498" svg:viewBox="0 0 499 1">
            <text:p/>
          </draw:connector>
          <draw:custom-shape draw:style-name="gr229" draw:text-style-name="P10" draw:layer="layout" svg:width="1.409cm" svg:height="0.5cm" svg:x="5.625cm" svg:y="10.977cm">
            <text:p text:style-name="P1"><text:span text:style-name="T4">DPI_D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0" draw:text-style-name="P10" draw:layer="layout" svg:width="1.408cm" svg:height="0.5cm" svg:x="17.473cm" svg:y="10.977cm">
            <text:p text:style-name="P1"><text:span text:style-name="T4">DPI_D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231" draw:text-style-name="P2" draw:layer="layout" svg:width="1.044cm" svg:height="0.5cm" svg:x="1.711cm" svg:y="14.146cm">
              <text:p text:style-name="P1"><text:span text:style-name="T1">3.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2.752cm" svg:height="0.645cm" svg:x="2.755cm" svg:y="14.074cm">
              <draw:text-box>
                <text:p text:style-name="P26"><text:span text:style-name="T3">Vcc</text:span></text:p>
              </draw:text-box>
            </draw:frame>
          </draw:g>
          <draw:g>
            <draw:custom-shape draw:style-name="gr233" draw:text-style-name="P16" draw:layer="layout" svg:width="1.044cm" svg:height="0.5cm" svg:x="1.711cm" svg:y="14.801cm">
              <text:p text:style-name="P1"><text:span text:style-name="T1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1.925cm" svg:height="0.645cm" svg:x="2.755cm" svg:y="14.729cm">
              <draw:text-box>
                <text:p text:style-name="P26"><text:span text:style-name="T3">Masa</text:span></text:p>
              </draw:text-box>
            </draw:frame>
          </draw:g>
          <draw:g>
            <draw:custom-shape draw:style-name="gr234" draw:text-style-name="P4" draw:layer="layout" svg:width="1.043cm" svg:height="0.5cm" svg:x="4.312cm" svg:y="14.146cm">
              <text:p text:style-name="P1"><text:span text:style-name="T3">#2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1.624cm" svg:height="0.645cm" svg:x="5.355cm" svg:y="14.074cm">
              <draw:text-box>
                <text:p text:style-name="P26"><text:span text:style-name="T3">GPIO</text:span></text:p>
              </draw:text-box>
            </draw:frame>
          </draw:g>
          <draw:g>
            <draw:custom-shape draw:style-name="gr235" draw:text-style-name="P28" draw:layer="layout" svg:width="1.043cm" svg:height="0.5cm" svg:x="13.218cm" svg:y="14.146cm">
              <text:p text:style-name="P1"><text:span text:style-name="T10">C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3.226cm" svg:height="0.645cm" svg:x="14.261cm" svg:y="14.074cm">
              <draw:text-box>
                <text:p text:style-name="P26"><text:span text:style-name="T3">Esclavo I2C/SPI</text:span></text:p>
              </draw:text-box>
            </draw:frame>
          </draw:g>
          <draw:g>
            <draw:custom-shape draw:style-name="gr236" draw:text-style-name="P29" draw:layer="layout" svg:width="1.043cm" svg:height="0.5cm" svg:x="7.154cm" svg:y="14.146cm">
              <text:p text:style-name="P1"><text:span text:style-name="T10">CE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1.15cm" svg:height="0.645cm" svg:x="8.197cm" svg:y="14.074cm">
              <draw:text-box>
                <text:p text:style-name="P26"><text:span text:style-name="T3">SPI</text:span></text:p>
              </draw:text-box>
            </draw:frame>
          </draw:g>
          <draw:g>
            <draw:custom-shape draw:style-name="gr237" draw:text-style-name="P30" draw:layer="layout" svg:width="1.044cm" svg:height="0.5cm" svg:x="9.527cm" svg:y="14.801cm">
              <text:p text:style-name="P1"><text:span text:style-name="T3">CM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2.384cm" svg:height="0.645cm" svg:x="10.571cm" svg:y="14.729cm">
              <draw:text-box>
                <text:p text:style-name="P26"><text:span text:style-name="T3">Interfaz SD</text:span></text:p>
              </draw:text-box>
            </draw:frame>
          </draw:g>
          <draw:g>
            <draw:custom-shape draw:style-name="gr238" draw:text-style-name="P31" draw:layer="layout" svg:width="1.044cm" svg:height="0.5cm" svg:x="9.527cm" svg:y="14.146cm">
              <text:p text:style-name="P1"><text:span text:style-name="T3">PWM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9" draw:text-style-name="P27" draw:layer="layout" svg:width="2.478cm" svg:height="1.039cm" svg:x="10.571cm" svg:y="14.074cm">
              <draw:text-box>
                <text:p text:style-name="P26"><text:span text:style-name="T3">Salida PWM</text:span></text:p>
              </draw:text-box>
            </draw:frame>
          </draw:g>
          <draw:g>
            <draw:custom-shape draw:style-name="gr240" draw:text-style-name="P32" draw:layer="layout" svg:width="1.043cm" svg:height="0.5cm" svg:x="7.154cm" svg:y="14.801cm">
              <text:p text:style-name="P1"><text:span text:style-name="T3">SC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1.15cm" svg:height="0.645cm" svg:x="8.197cm" svg:y="14.729cm">
              <draw:text-box>
                <text:p text:style-name="P26"><text:span text:style-name="T3">I2C</text:span></text:p>
              </draw:text-box>
            </draw:frame>
          </draw:g>
          <draw:g>
            <draw:custom-shape draw:style-name="gr241" draw:text-style-name="P33" draw:layer="layout" svg:width="1.043cm" svg:height="0.5cm" svg:x="4.312cm" svg:y="14.801cm">
              <text:p text:style-name="P1"><text:span text:style-name="T3">Rx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1.708cm" svg:height="0.645cm" svg:x="5.355cm" svg:y="14.729cm">
              <draw:text-box>
                <text:p text:style-name="P26"><text:span text:style-name="T3">UART</text:span></text:p>
              </draw:text-box>
            </draw:frame>
          </draw:g>
          <draw:g>
            <draw:custom-shape draw:style-name="gr242" draw:text-style-name="P34" draw:layer="layout" svg:width="1.045cm" svg:height="0.5cm" svg:x="17.678cm" svg:y="14.801cm">
              <text:p text:style-name="P1"><text:span text:style-name="T3">CLK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1.708cm" svg:height="0.645cm" svg:x="18.723cm" svg:y="14.729cm">
              <draw:text-box>
                <text:p text:style-name="P26"><text:span text:style-name="T3">Relojes</text:span></text:p>
              </draw:text-box>
            </draw:frame>
          </draw:g>
          <draw:g>
            <draw:custom-shape draw:style-name="gr243" draw:text-style-name="P35" draw:layer="layout" svg:width="1.045cm" svg:height="0.5cm" svg:x="17.678cm" svg:y="14.146cm">
              <text:p text:style-name="P1"><text:span text:style-name="T3">DI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2.266cm" svg:height="0.645cm" svg:x="18.723cm" svg:y="14.074cm">
              <draw:text-box>
                <text:p text:style-name="P26"><text:span text:style-name="T3">PCM</text:span></text:p>
              </draw:text-box>
            </draw:frame>
          </draw:g>
          <draw:g>
            <draw:custom-shape draw:style-name="gr244" draw:text-style-name="P36" draw:layer="layout" svg:width="1.043cm" svg:height="0.5cm" svg:x="13.218cm" svg:y="14.801cm">
              <text:p text:style-name="P1"><text:span text:style-name="T3">DI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4.081cm" svg:height="0.645cm" svg:x="14.261cm" svg:y="14.729cm">
              <draw:text-box>
                <text:p text:style-name="P26"><text:span text:style-name="T3">Mem. secundaria</text:span></text:p>
              </draw:text-box>
            </draw:frame>
          </draw:g>
          <draw:g>
            <draw:custom-shape draw:style-name="gr245" draw:text-style-name="P37" draw:layer="layout" svg:width="1.045cm" svg:height="0.5cm" svg:x="20.378cm" svg:y="14.801cm">
              <text:p text:style-name="P1"><text:span text:style-name="T3">TDI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1.708cm" svg:height="0.645cm" svg:x="21.423cm" svg:y="14.729cm">
              <draw:text-box>
                <text:p text:style-name="P26"><text:span text:style-name="T3">JTAG</text:span></text:p>
              </draw:text-box>
            </draw:frame>
          </draw:g>
          <draw:g>
            <draw:custom-shape draw:style-name="gr246" draw:text-style-name="P38" draw:layer="layout" svg:width="1.045cm" svg:height="0.5cm" svg:x="20.431cm" svg:y="14.146cm">
              <text:p text:style-name="P1"><text:span text:style-name="T3">D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9" draw:text-style-name="P27" draw:layer="layout" svg:width="2.266cm" svg:height="1.039cm" svg:x="21.476cm" svg:y="14.074cm">
              <draw:text-box>
                <text:p text:style-name="P26"><text:span text:style-name="T3">LCD</text:span></text:p>
              </draw:text-box>
            </draw:frame>
          </draw:g>
        </draw:g>
        <draw:custom-shape draw:style-name="gr247" draw:text-style-name="P6" draw:layer="layout" svg:width="1.409cm" svg:height="0.5cm" svg:x="7.164cm" svg:y="8.76cm">
          <text:p text:style-name="P1"><text:span text:style-name="T4">SA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23" xml:id="id68" draw:id="id68" draw:layer="layout" svg:width="1.408cm" svg:height="0.5cm" svg:x="8.703cm" svg:y="8.76cm">
          <text:p text:style-name="P1"><text:span text:style-name="T4">SDA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9" draw:text-style-name="P9" draw:layer="layout" svg:x1="10.602cm" svg:y1="9.01cm" svg:x2="10.111cm" svg:y2="9.01cm" draw:start-shape="id67" draw:start-glue-point="3" draw:end-shape="id68" draw:end-glue-point="1" svg:d="M10602 9010h-491" svg:viewBox="0 0 492 1">
          <text:p/>
        </draw:connector>
        <draw:custom-shape draw:style-name="gr250" draw:text-style-name="P10" draw:layer="layout" svg:width="1.409cm" svg:height="0.5cm" svg:x="5.625cm" svg:y="8.761cm">
          <text:p text:style-name="P1"><text:span text:style-name="T4">P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23" xml:id="id69" draw:id="id69" draw:layer="layout" svg:width="1.409cm" svg:height="0.5cm" svg:x="14.393cm" svg:y="8.76cm">
          <text:p text:style-name="P1"><text:span text:style-name="T11">SCL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6" draw:layer="layout" svg:width="1.409cm" svg:height="0.5cm" svg:x="15.931cm" svg:y="8.76cm">
          <text:p text:style-name="P1"><text:span text:style-name="T11">SA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0" draw:layer="layout" svg:width="1.408cm" svg:height="0.5cm" svg:x="17.473cm" svg:y="8.76cm">
          <text:p text:style-name="P1"><text:span text:style-name="T4">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4" draw:text-style-name="P9" draw:layer="layout" svg:x1="13.903cm" svg:y1="9.01cm" svg:x2="14.393cm" svg:y2="9.01cm" draw:start-shape="id67" draw:start-glue-point="1" draw:end-shape="id69" draw:end-glue-point="3" svg:d="M13903 9010h490" svg:viewBox="0 0 49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5cm" fo:page-height="1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3:22:00.514367354</meta:creation-date>
    <dc:date>2016-05-11T16:20:12.584298464</dc:date>
    <meta:editing-duration>PT39M29S</meta:editing-duration>
    <meta:editing-cycles>9</meta:editing-cycles>
    <meta:generator>LibreOffice/5.1.2.2.0$Linux_X86_64 LibreOffice_project/10m0$Build-2</meta:generator>
    <meta:document-statistic meta:object-count="302"/>
  </office:meta>
</office:document-meta>
</file>